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811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Last Modified</text:p>
          </table:table-cell>
          <table:table-cell office:value-type="string" calcext:value-type="string">
            <text:p>Change Frequenc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Not Discovered</text:p>
          </table:table-cell>
        </table:table-row>
        <table:table-row table:style-name="ro1">
          <table:table-cell office:value-type="string" calcext:value-type="string">
            <text:p>https://www.mobileamericannotary.com/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abou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pricing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weekl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faq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privacy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yearl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term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yearly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ms-consen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yearly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weekl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services/notary-general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jail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real-estat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affidavit-of-suppor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bill-of-sa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copy-certificatio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general-affidavi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guardianship-authorizatio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letter-of-resignatio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minor-travel-consen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name-change-affidavi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notary-general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passport-consent-ds3053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/power-of-attorney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beverly-grove-cedars-sinai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boyle-heights-keck-usc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burbank-providence-saint-joseph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east-hollywood-presbyteria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encino-hospital-medical-center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hollywood-kaiser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mission-hills-providence-holy-cros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northridge-dignity-northridg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simi-valley-adventist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sylmar-olive-view-ucla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tarzana-providence-cedars-sinai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thousand-oaks-los-roble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obileamericannotary.com/services/notary-hospital/valencia-henry-mayo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van-nuys-valley-presbyteria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west-hills-ucla-west-valley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mobileamericannotary.com/services/notary-hospital/westwood-ucla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hospital/woodland-hills-kaiser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mens-central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twin-tower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crdf-lynwood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pitches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north-county-castaic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central-oc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cois-byrd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glen-helen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high-desert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larry-smith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mdc-los-angeles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musick-irvine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rpdc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santa-barbara-jail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sb-central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southwest-riv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theo-lacy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todd-road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ventura-main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notary-jail/west-valley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weekly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vital-document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vital-birth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vital-marriag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vital-divorc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vital-death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chool-academic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chool-diploma-high-school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chool-diploma-colleg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chool-enrollment-graduation-letter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chool-transcript-high-school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chool-transcript-colleg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rt-document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rt-adoptio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rt-custody-name-chang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rt-divorce-decre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business-corporat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business-articles-incorporatio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business-good-standing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business-resolution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poa-notarized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document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fbi-background-check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court-document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birth-abroad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death-abroad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nara-document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federal-uscis-naturalization-name-chang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same-day-los-angele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ntry-mexico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ntry-spai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ntry-cuba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ntry-taiwa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apostille/country-thailand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livescan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translations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weekly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mens-central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twin-towers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crdf-lynwood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pitchess-castaic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north-county-castaic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theo-lacy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central-mens-oc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central-womens-oc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musick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west-valley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glen-helen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central-detention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robert-presley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smith-banning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cois-byrd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ventura-main-jail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ventura-todd-road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ventura-east-valley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santa-barbara-main.html</text:p>
          </table:table-cell>
          <table:table-cell table:style-name="ce1" office:value-type="date" office:date-value="2026-02-08" calcext:value-type="date">
            <text:p>2026-02-08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adelanto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services/jail-weddings/benoit-indio.html</text:p>
          </table:table-cell>
          <table:table-cell table:style-name="ce1" office:value-type="date" office:date-value="2026-02-09" calcext:value-type="date">
            <text:p>2026-02-09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beverly-hills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burbank-glendale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chatsworth-northridge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downtown-los-angeles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encino-tarzana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granada-hills-porter-ranch-apostille-notary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hollywood-west-hollywood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pasadena-altadena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reseda-winnetka-lake-balboa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san-fernando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santa-monica-venice-marina-del-rey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sherman-oaks-studio-city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simi-valley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sylmar-sun-valley-pacoima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thousand-oaks-westlake-village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valencia-santa-clarita-notary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van-nuys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woodland-hills-west-hills-canoga-park-notary-apostille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locations/apostille-philippines-spa.html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blog/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weekly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blog/what-does-a-mobile-notary-do-in-los-angeles-and-when-do-you-need-one/</text:p>
          </table:table-cell>
          <table:table-cell table:style-name="ce1" office:value-type="date" office:date-value="2026-01-19" calcext:value-type="date">
            <text:p>2026-01-19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blog/7-common-apostille-mistakes-california/</text:p>
          </table:table-cell>
          <table:table-cell table:style-name="ce1" office:value-type="date" office:date-value="2026-01-25" calcext:value-type="date">
            <text:p>2026-01-25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blog/mobile-notary-hospitals-los-angeles/</text:p>
          </table:table-cell>
          <table:table-cell table:style-name="ce1" office:value-type="date" office:date-value="2026-02-02" calcext:value-type="date">
            <text:p>2026-02-02</text:p>
          </table:table-cell>
          <table:table-cell office:value-type="string" calcext:value-type="string">
            <text:p>monthly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mobileamericannotary.com/blog/welcome-to-our-new-blog/</text:p>
          </table:table-cell>
          <table:table-cell table:style-name="ce1" office:value-type="date" office:date-value="2026-02-07" calcext:value-type="date">
            <text:p>2026-02-07</text:p>
          </table:table-cell>
          <table:table-cell office:value-type="string" calcext:value-type="string">
            <text:p>monthly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10484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04:05:51.713077999</meta:creation-date>
    <dc:date>2026-02-10T09:17:24.429564670</dc:date>
    <meta:editing-duration>PT4H29M54S</meta:editing-duration>
    <meta:editing-cycles>1</meta:editing-cycles>
    <meta:document-statistic meta:table-count="1" meta:cell-count="611" meta:object-count="0"/>
    <meta:generator>LibreOffice/24.2.7.2$Linux_X86_64 LibreOffice_project/420$Build-2</meta:generator>
  </office:meta>
</office:document-meta>
</file>